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/>
    </style:style>
    <style:style style:name="gr5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6" style:family="graphic" style:parent-style-name="standard">
      <style:graphic-properties draw:fill-color="#009933" draw:textarea-horizontal-align="justify" draw:textarea-vertical-align="middle" draw:auto-grow-height="false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b3b300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3465a4" draw:fill="solid" draw:fill-color="#cccccc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5cm"/>
    </style:style>
    <style:style style:name="gr21" style:family="graphic" style:parent-style-name="standard">
      <style:graphic-properties draw:textarea-horizontal-align="justify" draw:textarea-vertical-align="top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23" style:family="graphic" style:parent-style-name="standard">
      <style:graphic-properties draw:fill-color="#6699cc" draw:textarea-horizontal-align="justify" draw:textarea-vertical-align="middle" draw:auto-grow-height="false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6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0084d1" draw:opacity="50%" draw:opacity-name="" draw:textarea-horizontal-align="justify" draw:textarea-vertical-align="top" draw:auto-grow-height="false"/>
    </style:style>
    <style:style style:name="gr29" style:family="graphic" style:parent-style-name="standard">
      <style:graphic-properties draw:fill-color="#0066cc" draw:opacity="50%" draw:opacity-name="" draw:textarea-horizontal-align="justify" draw:textarea-vertical-align="middle" draw:auto-grow-height="false"/>
    </style:style>
    <style:style style:name="gr30" style:family="graphic" style:parent-style-name="standard">
      <style:graphic-properties draw:fill-color="#004586" draw:opacity="50%" draw:opacity-name="" draw:textarea-horizontal-align="justify" draw:textarea-vertical-align="middle" draw:auto-grow-height="false"/>
    </style:style>
    <style:style style:name="gr31" style:family="graphic" style:parent-style-name="standard">
      <style:graphic-properties draw:fill-color="#b2b2b2" draw:opacity="50%" draw:opacity-name="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3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9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59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09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1" style:family="graphic" style:parent-style-name="standard">
      <style:graphic-properties draw:fill-color="#5c8526" draw:textarea-horizontal-align="justify" draw:textarea-vertical-align="top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602cm"/>
    </style:style>
    <style:style style:name="gr43" style:family="graphic" style:parent-style-name="standard">
      <style:graphic-properties draw:textarea-horizontal-align="justify" draw:textarea-vertical-align="bottom" draw:auto-grow-height="false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1" style:family="paragraph">
      <style:paragraph-properties fo:text-align="start"/>
      <style:text-properties fo:font-size="18pt" fo:font-style="italic" style:font-style-asian="italic" style:font-style-complex="italic"/>
    </style:style>
    <style:style style:name="P12" style:family="paragraph">
      <style:paragraph-properties fo:text-align="end"/>
    </style:style>
    <style:style style:name="P13" style:family="paragraph">
      <style:text-properties fo:font-size="18pt" style:text-underline-style="solid" style:text-underline-width="auto" style:text-underline-color="font-colo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>
      <style:paragraph-properties fo:text-align="center"/>
      <style:text-properties fo:font-size="16pt" style:text-underline-style="none" style:font-size-asian="16pt" style:font-size-complex="16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6pt" style:font-size-complex="16pt"/>
    </style:style>
    <style:style style:name="T12" style:family="text">
      <style:text-properties fo:font-size="16pt" style:text-underline-style="none" style:font-size-asian="16pt" style:font-size-complex="16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ecettes" draw:style-name="dp1" draw:master-page-name="Standard" presentation:presentation-page-layout-name="AL1T0"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.5cm" svg:height="4.5cm" svg:x="3cm" svg:y="4cm">
          <text:p text:style-name="P3"><text:span text:style-name="T1">Carrousel recet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cm" svg:height="2.5cm" svg:x="23.498cm" svg:y="2.398cm">
          <text:p text:style-name="P1"><text:span text:style-name="T2">Login :</text:span></text:p>
          <text:p text:style-name="P1"><text:span text:style-name="T2">Password :</text:span></text:p>
          <text:p text:style-name="P1"><text:span text:style-name="T2"/></text:p>
          <text:p text:style-name="P1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4cm" svg:x="25.498cm" svg:y="2.599cm">
          <text:p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0.4cm" svg:x="26.698cm" svg:y="3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0.4cm" svg:x="25.498cm" svg:y="3.7cm">
          <text:p text:style-name="P1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.5cm" svg:height="4.5cm" svg:x="3cm" svg:y="9cm">
          <text:p text:style-name="P3"><text:span text:style-name="T1">Carrousel ingréd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.5cm" svg:height="4.5cm" svg:x="3cm" svg:y="14cm">
          <text:p text:style-name="P3"><text:span text:style-name="T1">Carrousel ustensi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Recettes" draw:style-name="dp1" draw:master-page-name="Standard">
        <draw:custom-shape draw:style-name="gr12" draw:text-style-name="P3" draw:layer="layout" svg:width="21.5cm" svg:height="15cm" svg:x="3.1cm" svg:y="4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4.2cm" svg:y="5.7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4.198cm" svg:y="4.8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14.898cm" svg:y="4.8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14.9cm" svg:y="5.7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cm" svg:height="3cm" svg:x="8.2cm" svg:y="5.798cm">
          <draw:text-box>
            <text:p><text:span text:style-name="T1">Résumé</text:span></text:p>
          </draw:text-box>
        </draw:frame>
        <draw:frame draw:style-name="gr14" draw:text-style-name="P8" draw:layer="layout" svg:width="4cm" svg:height="3cm" svg:x="18.9cm" svg:y="5.798cm">
          <draw:text-box>
            <text:p><text:span text:style-name="T1">Résumé</text:span></text:p>
          </draw:text-box>
        </draw:frame>
        <draw:custom-shape draw:style-name="gr13" draw:text-style-name="P4" draw:layer="layout" svg:width="3.5cm" svg:height="3cm" svg:x="4.2cm" svg:y="10.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4.198cm" svg:y="9.799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14.898cm" svg:y="9.799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14.9cm" svg:y="10.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cm" svg:height="3cm" svg:x="8.2cm" svg:y="10.799cm">
          <draw:text-box>
            <text:p><text:span text:style-name="T1">Résumé</text:span></text:p>
          </draw:text-box>
        </draw:frame>
        <draw:frame draw:style-name="gr14" draw:text-style-name="P8" draw:layer="layout" svg:width="4cm" svg:height="3cm" svg:x="18.9cm" svg:y="10.799cm">
          <draw:text-box>
            <text:p><text:span text:style-name="T1">Résumé</text:span></text:p>
          </draw:text-box>
        </draw:frame>
        <draw:custom-shape draw:style-name="gr13" draw:text-style-name="P4" draw:layer="layout" svg:width="3.5cm" svg:height="3cm" svg:x="4.2cm" svg:y="15.3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4.198cm" svg:y="14.299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cm" svg:height="0.5cm" svg:x="14.898cm" svg:y="14.299cm">
          <text:p text:style-name="P3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14.9cm" svg:y="15.3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4cm" svg:height="3cm" svg:x="8.2cm" svg:y="15.299cm">
          <draw:text-box>
            <text:p><text:span text:style-name="T1">Résumé</text:span></text:p>
          </draw:text-box>
        </draw:frame>
        <draw:frame draw:style-name="gr14" draw:text-style-name="P8" draw:layer="layout" svg:width="4cm" svg:height="3cm" svg:x="18.9cm" svg:y="15.299cm">
          <draw:text-box>
            <text:p><text:span text:style-name="T1">Résumé</text:span></text:p>
          </draw:text-box>
        </draw:fram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2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8.8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9.4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.6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.6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2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3" draw:layer="layout" svg:width="0.5cm" svg:height="0.5cm" svg:x="20.8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3" draw:layer="layout" svg:width="0.5cm" svg:height="0.5cm" svg:x="21.4cm" svg:y="7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8.2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8.8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9.4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.6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8.2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8.8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9.4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0.6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.6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2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8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4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19.6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2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8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4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cette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Alternative Cuisi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1.5cm" svg:height="15cm" svg:x="3.1cm" svg:y="4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6.1cm" svg:y="5.7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2cm" svg:height="5.201cm" svg:x="4.898cm" svg:y="5.799cm">
          <text:p text:style-name="P3"><text:span text:style-name="T1">Photo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0.498cm" svg:height="0.7cm" svg:x="3.6cm" svg:y="4.599cm">
          <text:p text:style-name="P3"><text:span text:style-name="T1">Nom Rec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0.5cm" svg:height="3cm" svg:x="3.6cm" svg:y="15.9cm">
          <text:p text:style-name="P3"><text:span text:style-name="T1">Video</text:span></text:p>
          <text:p text:style-name="P3"><text:span text:style-name="T1">(format texte)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6cm" svg:height="3.095cm" svg:x="14.1cm" svg:y="7.098cm">
          <draw:text-box>
            <text:p><text:span text:style-name="T1">Liste des ingrédients</text:span></text:p>
            <text:p><text:span text:style-name="T1">(+ case de rajout dans liste)</text:span></text:p>
          </draw:text-box>
        </draw:frame>
        <draw:custom-shape draw:style-name="gr13" draw:text-style-name="P4" draw:layer="layout" svg:width="20.5cm" svg:height="1.5cm" svg:x="3.6cm" svg:y="14cm">
          <text:p text:style-name="P3"><text:span text:style-name="T1">Recette </text:span></text:p>
          <text:p text:style-name="P3"><text:span text:style-name="T1">(format tex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8.5cm" svg:height="1.4cm" svg:x="5cm" svg:y="11.398cm">
          <draw:text-box>
            <text:p><text:span text:style-name="T1">Résumé</text:span></text:p>
          </draw:text-box>
        </draw:frame>
        <draw:custom-shape draw:style-name="gr13" draw:text-style-name="P4" draw:layer="layout" svg:width="20.5cm" svg:height="0.7cm" svg:x="3.6cm" svg:y="12.899cm">
          <text:p text:style-name="P3"><text:span text:style-name="T1">Annonce de bloc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3cm" svg:height="2cm" svg:x="14.1cm" svg:y="10.098cm">
          <draw:text-box>
            <text:p><text:span text:style-name="T1">Prix</text:span></text:p>
          </draw:text-box>
        </draw:fram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20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6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2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8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2.4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10" draw:layer="layout" svg:width="1.675cm" svg:height="0.725cm" svg:x="21.9cm" svg:y="5.9cm">
          <draw:text-box>
            <text:p><text:span text:style-name="T7">avis</text:span></text:p>
          </draw:text-box>
        </draw:fram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48cm" svg:x="11cm" svg:y="2.502cm">
          <text:p text:style-name="P1"><text:span text:style-name="T1">Recette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5cm" svg:height="0.55cm" svg:x="14cm" svg:y="2.5cm">
          <text:p text:style-name="P1"><text:span text:style-name="T1">Détail recette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.899cm" svg:x="18.5cm" svg:y="2.501cm">
          <text:p text:style-name="P1"><text:span text:style-name="T1">Tags : </text:span></text:p>
          <text:p text:style-name="P1"><text:span text:style-name="T1">entrée</text:span></text:p>
          <text:p text:style-name="P1"><text:span text:style-name="T1">été</text:span></text:p>
          <text:p text:style-name="P1"><text:span text:style-name="T1">fro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Ingrédients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Alternative Cuisi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5cm" svg:x="4.7cm" svg:y="4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5.5cm" svg:y="5.8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498cm" svg:y="4.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0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6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7cm" svg:y="10.4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698cm" svg:y="9.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.2cm" svg:y="10.6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1.198cm" svg:y="9.59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.2cm" svg:y="10.6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7.198cm" svg:y="9.59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7cm" svg:y="15.4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698cm" svg:y="14.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.2cm" svg:y="15.5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1.198cm" svg:y="14.6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.2cm" svg:y="15.5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7.198cm" svg:y="14.6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5cm" svg:y="5.8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498cm" svg:y="4.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0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6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ngrédient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1.5cm" svg:height="15cm" svg:x="2.9cm" svg:y="4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4.7cm" svg:y="6.1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7cm" svg:height="7.6cm" svg:x="4.7cm" svg:y="6.1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0.498cm" svg:height="0.7cm" svg:x="3.4cm" svg:y="4.69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8.2cm" svg:height="1.4cm" svg:x="4.8cm" svg:y="14.4cm">
          <draw:text-box>
            <text:p><text:span text:style-name="T1">Présentation de l' ingrédient</text:span></text:p>
          </draw:text-box>
        </draw:fram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11cm" svg:y="2.555cm">
          <text:p text:style-name="P1"><text:span text:style-name="T1">Ingrédients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svg:x="14.9cm" svg:y="2.555cm">
          <text:p text:style-name="P1"><text:span text:style-name="T1">Détail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0.5cm" svg:x="20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6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2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8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2.4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10" draw:layer="layout" svg:width="1.675cm" svg:height="0.725cm" svg:x="21.9cm" svg:y="6.2cm">
          <draw:text-box>
            <text:p><text:span text:style-name="T7">avis</text:span></text:p>
          </draw:text-box>
        </draw:frame>
        <draw:frame draw:style-name="gr17" draw:text-style-name="P8" draw:layer="layout" svg:width="6cm" svg:height="3.806cm" svg:x="14.3cm" svg:y="7.599cm">
          <draw:text-box>
            <text:p><text:span text:style-name="T1">Liste des recettes utilisant cet ingrédient</text:span></text:p>
            <text:p><text:span text:style-name="T1">(+ case de rajout dans liste)</text:span></text:p>
          </draw:text-box>
        </draw:frame>
        <draw:frame draw:style-name="gr19" draw:text-style-name="P8" draw:layer="layout" svg:width="3cm" svg:height="2cm" svg:x="14.3cm" svg:y="11.198cm">
          <draw:text-box>
            <text:p><text:span text:style-name="T1">Prix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Alternative Cuisi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5cm" svg:x="4.7cm" svg:y="4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5.5cm" svg:y="5.8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498cm" svg:y="4.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0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6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7cm" svg:y="10.4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698cm" svg:y="9.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.2cm" svg:y="10.6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1.198cm" svg:y="9.59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.2cm" svg:y="10.6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7.198cm" svg:y="9.59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7cm" svg:y="15.4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698cm" svg:y="14.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.2cm" svg:y="15.5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1.198cm" svg:y="14.6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.2cm" svg:y="15.5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7.198cm" svg:y="14.6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5.5cm" svg:y="5.8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5.498cm" svg:y="4.9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1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0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cm" svg:height="3cm" svg:x="17cm" svg:y="5.998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0.5cm" svg:x="16.998cm" svg:y="5cm">
          <text:p text:style-name="P3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1.5cm" svg:height="15cm" svg:x="2.9cm" svg:y="4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5cm" svg:height="3cm" svg:x="4.7cm" svg:y="6.1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7cm" svg:height="7.6cm" svg:x="4.7cm" svg:y="6.199cm">
          <text:p text:style-name="P3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0.498cm" svg:height="0.7cm" svg:x="3.4cm" svg:y="4.699cm">
          <text:p text:style-name="P3"><text:span text:style-name="T1">Nom ustens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8.2cm" svg:height="1.4cm" svg:x="4.8cm" svg:y="14.4cm">
          <draw:text-box>
            <text:p><text:span text:style-name="T1">Présentation de l' ingrédient</text:span></text:p>
          </draw:text-box>
        </draw:fram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26cm" svg:x="7cm" svg:y="2.5cm">
          <text:p text:style-name="P1"><text:span text:style-name="T1">Recettes &gt;</text:span></text:p>
          <text:p text:style-name="P1"><text:span text:style-name="T1">Ingrédients &gt;</text:span></text:p>
          <text:p text:style-name="P1"><text:span text:style-name="T1">Ustensils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11cm" svg:y="2.555cm">
          <text:p text:style-name="P1"><text:span text:style-name="T1">Ingrédients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svg:x="14.9cm" svg:y="2.555cm">
          <text:p text:style-name="P1"><text:span text:style-name="T1">Détail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0.5cm" svg:x="20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0.6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2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1.8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3" draw:layer="layout" svg:width="0.5cm" svg:height="0.5cm" svg:x="22.4cm" svg:y="5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10" draw:layer="layout" svg:width="1.675cm" svg:height="0.725cm" svg:x="21.9cm" svg:y="6.2cm">
          <draw:text-box>
            <text:p><text:span text:style-name="T7">avis</text:span></text:p>
          </draw:text-box>
        </draw:frame>
        <draw:frame draw:style-name="gr17" draw:text-style-name="P8" draw:layer="layout" svg:width="6cm" svg:height="3.806cm" svg:x="14.3cm" svg:y="7.599cm">
          <draw:text-box>
            <text:p><text:span text:style-name="T1">Liste des recettes utilisant cet ingrédient</text:span></text:p>
            <text:p><text:span text:style-name="T1">(+ case de rajout dans liste)</text:span></text:p>
          </draw:text-box>
        </draw:frame>
        <draw:frame draw:style-name="gr19" draw:text-style-name="P8" draw:layer="layout" svg:width="3cm" svg:height="2cm" svg:x="14.3cm" svg:y="11.198cm">
          <draw:text-box>
            <text:p><text:span text:style-name="T1">Prix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réaCompte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2cm" svg:height="0.7cm" svg:x="5.298cm" svg:y="14.401cm">
          <text:p text:style-name="P1"><text:span text:style-name="T1">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5.301cm">
          <text:p text:style-name="P1"><text:span text:style-name="T1">Confirmation du 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3.501cm">
          <text:p text:style-name="P1"><text:span text:style-name="T1">Adresse 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2cm" svg:height="0.7cm" svg:x="5.298cm" svg:y="3.898cm">
          <text:p text:style-name="P1"><text:span text:style-name="T1">Civilité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4.798cm">
          <text:p text:style-name="P1"><text:span text:style-name="T1">Nom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2cm" svg:height="0.7cm" svg:x="5.298cm" svg:y="3.898cm">
          <text:p text:style-name="P1"><text:span text:style-name="T1">Civilité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5.698cm">
          <text:p text:style-name="P1"><text:span text:style-name="T1">Prénom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6.598cm">
          <text:p text:style-name="P1"><text:span text:style-name="T1">Téléphon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6.2cm" svg:height="5.7cm" svg:x="5.298cm" svg:y="7.498cm">
          <text:p text:style-name="P1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7cm" svg:height="0.7cm" svg:x="12.2cm" svg:y="3.898cm">
          <text:p text:style-name="P1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7cm" svg:height="0.7cm" svg:x="17.3cm" svg:y="3.898cm">
          <text:p text:style-name="P1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3.3cm" svg:height="1.604cm" svg:x="8.9cm" svg:y="3.738cm">
          <draw:text-box>
            <text:p><text:span text:style-name="T1">Monsieur</text:span></text:p>
          </draw:text-box>
        </draw:frame>
        <draw:frame draw:style-name="gr22" draw:text-style-name="P4" draw:layer="layout" svg:width="3cm" svg:height="1.604cm" svg:x="14cm" svg:y="3.798cm">
          <draw:text-box>
            <text:p><text:span text:style-name="T1">Madame</text:span></text:p>
          </draw:text-box>
        </draw:frame>
        <draw:custom-shape draw:style-name="gr23" draw:text-style-name="P2" draw:layer="layout" svg:width="15.7cm" svg:height="0.7cm" svg:x="5.5cm" svg:y="8.5cm">
          <text:p text:style-name="P1"><text:span text:style-name="T1">Numéro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9.4cm">
          <text:p text:style-name="P1"><text:span text:style-name="T1">Voi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0.3cm">
          <text:p text:style-name="P1"><text:span text:style-name="T1">Complément d'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1.2cm">
          <text:p text:style-name="P1"><text:span text:style-name="T1">Code posta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2.1cm">
          <text:p text:style-name="P1"><text:span text:style-name="T1">Vill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6.204cm">
          <text:p text:style-name="P1"><text:span text:style-name="T1">Question secrète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" draw:layer="layout" svg:width="0.7cm" svg:height="0.7cm" svg:x="20.8cm" svg:y="16.19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3" draw:layer="layout" svg:width="0.608cm" svg:height="0.468cm" svg:x="20.845cm" svg:y="16.3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2" draw:layer="layout" svg:width="16.2cm" svg:height="0.7cm" svg:x="5.298cm" svg:y="17.104cm">
          <text:p text:style-name="P1"><text:span text:style-name="T1">Veuillez ressaisir le texte ci-dessous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7cm" svg:height="1.196cm" svg:x="7.7cm" svg:y="17.903cm">
          <text:p text:style-name="P1"><text:span text:style-name="T8">BLAB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5.2cm" svg:height="0.7cm" svg:x="11.098cm" svg:y="18.202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4.8cm" svg:height="0.7cm" svg:x="6.698cm" svg:y="19.303cm">
          <text:p text:style-name="P1"><text:span text:style-name="T4">Je reconnais avoir pris connaissance des conditions générales de v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7cm" svg:height="0.7cm" svg:x="5.5cm" svg:y="19.3cm">
          <text:p text:style-name="P1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01cm" svg:height="0.5cm" svg:x="7.1cm" svg:y="2.501cm">
          <text:p text:style-name="P3"><text:span text:style-name="T1">Créer un comp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ontact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2cm" svg:height="0.7cm" svg:x="5.298cm" svg:y="6.598cm">
          <text:p text:style-name="P1"><text:span text:style-name="T1">Objet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6.2cm" svg:height="5.7cm" svg:x="5.298cm" svg:y="7.498cm">
          <text:p text:style-name="P1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5cm" svg:height="0.7cm" svg:x="11.3cm" svg:y="16.198cm">
          <text:p text:style-name="P1"><text:span text:style-name="T1"><text:s/></text:span><text:span text:style-name="T1">Envo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2cm" svg:height="0.7cm" svg:x="5.298cm" svg:y="5.8cm">
          <text:p text:style-name="P1"><text:span text:style-name="T1">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" draw:layer="layout" svg:width="0.7cm" svg:height="0.7cm" svg:x="20.801cm" svg:y="6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3" draw:layer="layout" svg:width="0.608cm" svg:height="0.468cm" svg:x="20.846cm" svg:y="6.74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01cm" svg:height="0.5cm" svg:x="7.1cm" svg:y="2.55cm">
          <text:p text:style-name="P3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anier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6.3cm" svg:x="4.5cm" svg:y="3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6.2cm" svg:height="6.7cm" svg:x="5.298cm" svg:y="4.3cm">
          <text:p text:style-name="P1"><text:span text:style-name="T1">Command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5cm" svg:height="0.7cm" svg:x="5.5cm" svg:y="5.299cm">
          <text:p text:style-name="P1"><text:span text:style-name="T1">Recettes </text:span><text:span text:style-name="T1"><text:tab/></text:span><text:span text:style-name="T1">| </text:span><text:span text:style-name="T1"><text:tab/></text:span><text:span text:style-name="T1">Nom </text:span><text:span text:style-name="T1"><text:tab/></text:span><text:span text:style-name="T1">| </text:span><text:span text:style-name="T1"><text:tab/></text:span><text:span text:style-name="T1">Quantité </text:span><text:span text:style-name="T1"><text:tab/></text:span><text:span text:style-name="T1">| </text:span><text:span text:style-name="T1"><text:tab/></text:span><text:span text:style-name="T1">Pri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cm" svg:height="1.196cm" svg:x="11.498cm" svg:y="13.9cm">
          <text:p text:style-name="P1"><text:span text:style-name="T8">Pai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2cm" svg:height="1cm" svg:x="6.198cm" svg:y="6.199cm">
          <text:p text:style-name="P1"><text:span text:style-name="T1"><text:s/></text:span><text:span text:style-name="T1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cm" svg:height="0.7cm" svg:x="20.598cm" svg:y="6.298cm">
          <text:p text:style-name="P3"><text:span text:style-name="T1"><text:s/>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2.5cm" svg:height="1.604cm" svg:x="10cm" svg:y="6.138cm">
          <draw:text-box>
            <text:p><text:span text:style-name="T1">Blabla</text:span></text:p>
          </draw:text-box>
        </draw:frame>
        <draw:frame draw:style-name="gr22" draw:text-style-name="P4" draw:layer="layout" svg:width="1.5cm" svg:height="1.604cm" svg:x="18.9cm" svg:y="6.138cm">
          <draw:text-box>
            <text:p><text:span text:style-name="T1">9 €</text:span></text:p>
          </draw:text-box>
        </draw:frame>
        <draw:custom-shape draw:style-name="gr23" draw:text-style-name="P2" draw:layer="layout" svg:width="15.5cm" svg:height="0.7cm" svg:x="5.5cm" svg:y="7.6cm">
          <text:p text:style-name="P1"><text:span text:style-name="T1">Ingrédients </text:span><text:span text:style-name="T1"><text:tab/></text:span><text:span text:style-name="T1">| </text:span><text:span text:style-name="T1"><text:tab/></text:span><text:span text:style-name="T1">Nom </text:span><text:span text:style-name="T1"><text:tab/></text:span><text:span text:style-name="T1">| </text:span><text:span text:style-name="T1"><text:tab/></text:span><text:span text:style-name="T1">Quantité </text:span><text:span text:style-name="T1"><text:tab/></text:span><text:span text:style-name="T1">| </text:span><text:span text:style-name="T1"><text:tab/></text:span><text:span text:style-name="T1">Pri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2cm" svg:height="1cm" svg:x="6.198cm" svg:y="8.5cm">
          <text:p text:style-name="P1"><text:span text:style-name="T1"><text:s/></text:span><text:span text:style-name="T1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cm" svg:height="0.7cm" svg:x="20.598cm" svg:y="8.599cm">
          <text:p text:style-name="P3"><text:span text:style-name="T1"><text:s/>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2.5cm" svg:height="1.604cm" svg:x="10cm" svg:y="8.436cm">
          <draw:text-box>
            <text:p><text:span text:style-name="T1">Blabla</text:span></text:p>
          </draw:text-box>
        </draw:frame>
        <draw:frame draw:style-name="gr22" draw:text-style-name="P4" draw:layer="layout" svg:width="1.5cm" svg:height="1.604cm" svg:x="18.9cm" svg:y="8.538cm">
          <draw:text-box>
            <text:p><text:span text:style-name="T1">9 €</text:span></text:p>
          </draw:text-box>
        </draw:frame>
        <draw:custom-shape draw:style-name="gr13" draw:text-style-name="P4" draw:layer="layout" svg:width="0.7cm" svg:height="0.7cm" svg:x="13.6cm" svg:y="8.599cm">
          <text:p text:style-name="P3"><text:span text:style-name="T1"><text:s/></text:span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cm" svg:height="0.7cm" svg:x="17.4cm" svg:y="8.599cm">
          <text:p text:style-name="P3"><text:span text:style-name="T1"><text:s/></text:span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cm" svg:height="0.7cm" svg:x="13.6cm" svg:y="8.599cm">
          <text:p text:style-name="P3"><text:span text:style-name="T1"><text:s/></text:span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1.9cm" svg:height="2.312cm" svg:x="14.9cm" svg:y="8.538cm">
          <draw:text-box>
            <text:p><text:span text:style-name="T1">666</text:span></text:p>
          </draw:text-box>
        </draw:frame>
        <draw:frame draw:style-name="gr27" draw:text-style-name="P4" draw:layer="layout" svg:width="2.5cm" svg:height="0.962cm" svg:x="14.6cm" svg:y="6.237cm">
          <draw:text-box>
            <text:p><text:span text:style-name="T1">1</text:span></text:p>
          </draw:text-box>
        </draw:frame>
        <draw:custom-shape draw:style-name="gr13" draw:text-style-name="P11" draw:layer="layout" svg:width="4.5cm" svg:height="1.196cm" svg:x="6.5cm" svg:y="11.504cm">
          <text:p text:style-name="P1"><text:span text:style-name="T8">Vider le pan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6.9cm" svg:height="1.196cm" svg:x="12cm" svg:y="11.504cm">
          <text:p text:style-name="P1"><text:span text:style-name="T8">Poursuivre mes ach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2.5cm" svg:height="1.604cm" svg:x="16.3cm" svg:y="10.2cm">
          <draw:text-box>
            <text:p><text:span text:style-name="T1">Total : </text:span></text:p>
          </draw:text-box>
        </draw:frame>
        <draw:frame draw:style-name="gr26" draw:text-style-name="P4" draw:layer="layout" svg:width="2.1cm" svg:height="2.312cm" svg:x="18.9cm" svg:y="10.236cm">
          <draw:text-box>
            <text:p><text:span text:style-name="T1">999 €</text:span></text:p>
          </draw:text-box>
        </draw:frame>
        <draw:custom-shape draw:style-name="gr28" draw:text-style-name="P4" draw:layer="layout" svg:width="16.2cm" svg:height="5cm" svg:x="5.498cm" svg:y="9.7cm">
          <text:p text:style-name="P3"><text:span text:style-name="T1">Vous n'êtes pas connecté !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5cm" svg:height="2.5cm" svg:x="10.998cm" svg:y="11.098cm">
          <text:p text:style-name="P1"><text:span text:style-name="T2">Login :</text:span></text:p>
          <text:p text:style-name="P1"><text:span text:style-name="T2">Password :</text:span></text:p>
          <text:p text:style-name="P1"><text:span text:style-name="T2"/></text:p>
          <text:p text:style-name="P1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cm" svg:height="0.4cm" svg:x="12.998cm" svg:y="11.299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cm" svg:height="0.4cm" svg:x="14.198cm" svg:y="11.899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cm" svg:height="0.4cm" svg:x="12.998cm" svg:y="12.4cm">
          <text:p text:style-name="P1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cm" svg:height="0.5cm" svg:x="7.1cm" svg:y="2.501cm">
          <text:p text:style-name="P3"><text:span text:style-name="T1">Récapitulatif du panier 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aiement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6.3cm" svg:x="4.5cm" svg:y="3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6.2cm" svg:height="4.8cm" svg:x="5.298cm" svg:y="5.2cm">
          <text:p text:style-name="P1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cm" svg:height="1.196cm" svg:x="10.998cm" svg:y="17.999cm">
          <text:p text:style-name="P1"><text:span text:style-name="T8">Pai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cm" svg:height="0.7cm" svg:x="18.3cm" svg:y="9.1cm">
          <text:p text:style-name="P3"><text:span text:style-name="T1"><text:s/></text:span><text:span text:style-name="T1">Mod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" draw:layer="layout" svg:width="9.5cm" svg:height="3.9cm" svg:x="6cm" svg:y="6.198cm">
          <draw:text-box>
            <text:p><text:span text:style-name="T1">Blabla</text:span></text:p>
          </draw:text-box>
        </draw:frame>
        <draw:custom-shape draw:style-name="gr21" draw:text-style-name="P2" draw:layer="layout" svg:width="16.2cm" svg:height="6.7cm" svg:x="5.298cm" svg:y="10.237cm">
          <text:p text:style-name="P1"><text:span text:style-name="T1">Choix de paiement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7cm" svg:height="1cm" svg:x="6.6cm" svg:y="11.899cm">
          <text:p text:style-name="P1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" draw:layer="layout" svg:width="2.5cm" svg:height="1.255cm" svg:x="5.5cm" svg:y="3.999cm">
          <draw:text-box>
            <text:p><text:span text:style-name="T1">Total : </text:span></text:p>
          </draw:text-box>
        </draw:frame>
        <draw:frame draw:style-name="gr33" draw:text-style-name="P4" draw:layer="layout" svg:width="2.1cm" svg:height="1.255cm" svg:x="8.1cm" svg:y="4.038cm">
          <draw:text-box>
            <text:p><text:span text:style-name="T1">999 €</text:span></text:p>
          </draw:text-box>
        </draw:frame>
        <draw:custom-shape draw:style-name="gr34" draw:text-style-name="P3" draw:layer="layout" svg:width="0.5cm" svg:height="0.5cm" svg:x="5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cm" svg:height="1cm" svg:x="9.6cm" svg:y="11.899cm">
          <text:p text:style-name="P1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5cm" svg:height="0.5cm" svg:x="8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cm" svg:height="1cm" svg:x="12.6cm" svg:y="11.899cm">
          <text:p text:style-name="P1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5cm" svg:height="0.5cm" svg:x="11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5cm" svg:height="1.604cm" svg:x="5.7cm" svg:y="13.437cm">
          <draw:text-box>
            <text:p><text:span text:style-name="T1">Numéro carte :</text:span></text:p>
          </draw:text-box>
        </draw:frame>
        <draw:frame draw:style-name="gr22" draw:text-style-name="P4" draw:layer="layout" svg:width="4.2cm" svg:height="1.604cm" svg:x="5.9cm" svg:y="14.898cm">
          <draw:text-box>
            <text:p><text:span text:style-name="T1">Trigramme :</text:span></text:p>
          </draw:text-box>
        </draw:frame>
        <draw:custom-shape draw:style-name="gr25" draw:text-style-name="P2" draw:layer="layout" svg:width="9.2cm" svg:height="1cm" svg:x="10.798cm" svg:y="13.498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9.2cm" svg:height="1cm" svg:x="10.798cm" svg:y="14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4.8cm" svg:height="0.7cm" svg:x="6.498cm" svg:y="17.098cm">
          <text:p text:style-name="P1"><text:span text:style-name="T4">Je reconnais avoir pris connaissance des conditions générales de v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7cm" svg:height="0.7cm" svg:x="5.5cm" svg:y="17.095cm">
          <text:p text:style-name="P1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cm" svg:height="0.5cm" svg:x="7.1cm" svg:y="2.552cm">
          <text:p text:style-name="P3"><text:span text:style-name="T1">Récapitulatif du panier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001cm" svg:height="0.5cm" svg:x="14.1cm" svg:y="2.55cm">
          <text:p text:style-name="P3"><text:span text:style-name="T1">informations de livrais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6.3cm" svg:x="4.5cm" svg:y="3.499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9.457cm" svg:height="4.517cm" svg:x="5.5cm" svg:y="4.401cm">
          <draw:text-box>
            <text:p><text:span text:style-name="T1">Liste des achats :</text:span></text:p>
            <text:p text:style-name="P3"><text:span text:style-name="T1">- article 1</text:span><text:span text:style-name="T1"><text:tab/></text:span><text:span text:style-name="T1">x5</text:span><text:span text:style-name="T1"><text:tab/></text:span><text:span text:style-name="T1">50€</text:span></text:p>
            <text:p text:style-name="P3"><text:span text:style-name="T1">- article 2</text:span><text:span text:style-name="T1"><text:tab/></text:span><text:span text:style-name="T1">x1</text:span><text:span text:style-name="T1"><text:tab/></text:span><text:span text:style-name="T1">10€</text:span></text:p>
            <text:p text:style-name="P3"><text:span text:style-name="T1">- article 3</text:span><text:span text:style-name="T1"><text:tab/></text:span><text:span text:style-name="T1">x5</text:span><text:span text:style-name="T1"><text:tab/></text:span><text:span text:style-name="T1">50€</text:span></text:p>
            <text:p text:style-name="P12"><text:span text:style-name="T1">= TOTAL</text:span><text:span text:style-name="T1"><text:tab/></text:span><text:span text:style-name="T1">110€</text:span></text:p>
            <text:p text:style-name="P3"><text:span text:style-name="T1"/></text:p>
          </draw:text-box>
        </draw:frame>
        <draw:frame draw:style-name="gr36" draw:text-style-name="P4" draw:layer="layout" svg:width="19.359cm" svg:height="0.962cm" svg:x="5.5cm" svg:y="8.916cm">
          <draw:text-box>
            <text:p text:style-name="P3"><text:span text:style-name="T1">Payé en ligne le 15/02/2014 à 18h35.</text:span></text:p>
          </draw:text-box>
        </draw:frame>
        <draw:frame draw:style-name="gr37" draw:text-style-name="P8" draw:layer="layout" svg:width="21.091cm" svg:height="2.384cm" svg:x="5.5cm" svg:y="12cm">
          <draw:text-box>
            <text:p><text:span text:style-name="T1">Votre commande sera livrée à l'adresse :</text:span></text:p>
            <text:p><text:span text:style-name="T1">58 rue des ajoncs</text:span></text:p>
            <text:p><text:span text:style-name="T1">35000 Pouillac-sur-Loire</text:span></text:p>
          </draw:text-box>
        </draw:frame>
        <draw:frame draw:style-name="gr38" draw:text-style-name="P13" draw:layer="layout" svg:width="7.697cm" svg:height="0.962cm" svg:x="11cm" svg:y="17.538cm">
          <draw:text-box>
            <text:p><text:span text:style-name="T9">Retour au site</text:span></text:p>
          </draw:text-box>
        </draw:frame>
        <draw:frame draw:style-name="gr39" draw:text-style-name="P8" draw:layer="layout" svg:width="22.599cm" svg:height="0.962cm" svg:x="5.5cm" svg:y="9.879cm">
          <draw:text-box>
            <text:p><text:span text:style-name="T1">Référence de la commande : 45RT7890000</text:span></text:p>
          </draw:text-box>
        </draw:frame>
        <draw:custom-shape draw:style-name="gr13" draw:text-style-name="P4" draw:layer="layout" svg:width="7cm" svg:height="1cm" svg:x="9.998cm" svg:y="16cm">
          <text:p text:style-name="P3"><text:span text:style-name="T1">Imprimer votre fa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cm" svg:height="0.5cm" svg:x="7cm" svg:y="2.5cm">
          <text:p text:style-name="P3"><text:span text:style-name="T1">Récapitulatif du panier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0.5cm" svg:x="14.1cm" svg:y="2.55cm">
          <text:p text:style-name="P3"><text:span text:style-name="T1">informations de livraison 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02cm" svg:height="0.5cm" svg:x="20cm" svg:y="3.001cm">
          <text:p text:style-name="P3"><text:span text:style-name="T1">Confirmation de comman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02cm" svg:height="0.5cm" svg:x="21.6cm" svg:y="2.501cm">
          <text:p text:style-name="P3"><text:span text:style-name="T1">(*banque) &gt;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2.5cm" svg:x="23.5cm" svg:y="0.001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0.5cm" svg:height="1.604cm" svg:x="5cm" svg:y="3.999cm">
          <draw:text-box>
            <text:p><text:span text:style-name="T1">- </text:span><text:span text:style-name="T9">informations personnelles</text:span></text:p>
          </draw:text-box>
        </draw:frame>
        <draw:frame draw:style-name="gr22" draw:text-style-name="P8" draw:layer="layout" svg:width="12cm" svg:height="1.604cm" svg:x="5cm" svg:y="5.499cm">
          <draw:text-box>
            <text:p><text:span text:style-name="T1">- </text:span><text:span text:style-name="T9">historique des commandes</text:span></text:p>
          </draw:text-box>
        </draw:frame>
        <draw:g>
          <draw:custom-shape draw:style-name="gr24" draw:text-style-name="P3" draw:layer="layout" svg:width="0.7cm" svg:height="0.7cm" svg:x="13cm" svg:y="4.2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3" draw:layer="layout" svg:width="0.608cm" svg:height="0.468cm" svg:x="13.045cm" svg:y="4.4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4" draw:text-style-name="P3" draw:layer="layout" svg:width="0.7cm" svg:height="0.7cm" svg:x="13.3cm" svg:y="5.7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3" draw:layer="layout" svg:width="0.608cm" svg:height="0.468cm" svg:x="13.345cm" svg:y="5.9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layer="layout" svg:width="9.3cm" svg:height="1.187cm" svg:x="4cm" svg:y="5.499cm">
          <draw:text-box>
            <text:p/>
          </draw:text-box>
        </draw:frame>
        <draw:custom-shape draw:style-name="gr3" draw:text-style-name="P4" draw:layer="layout" svg:width="28cm" svg:height="0.55cm" svg:x="0.001cm" svg:y="2.5cm">
          <text:p text:style-name="P1"><text:span text:style-name="T1">Vous êtes ici : Accueil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801cm" svg:height="0.5cm" svg:x="7.1cm" svg:y="2.501cm">
          <text:p text:style-name="P3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4.5cm" svg:height="2.5cm" svg:x="23.5cm" svg:y="0.002cm">
          <text:p text:style-name="P3"><text:span text:style-name="T10">Bienvenue</text:span></text:p>
          <text:p text:style-name="P3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cm" svg:height="1cm" svg:x="23.798cm" svg:y="1.301cm">
          <text:p text:style-name="P3"><text:span text:style-name="T2">Déconnex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cm" svg:x="0.001cm" svg:y="2.45cm">
          <text:p text:style-name="P3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2cm" svg:height="0.7cm" svg:x="5.298cm" svg:y="14.401cm">
          <text:p text:style-name="P1"><text:span text:style-name="T1">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5.301cm">
          <text:p text:style-name="P1"><text:span text:style-name="T1">Confirmation du 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3.501cm">
          <text:p text:style-name="P1"><text:span text:style-name="T1">Adresse 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6.598cm">
          <text:p text:style-name="P1"><text:span text:style-name="T1">Téléphon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6.2cm" svg:height="5.7cm" svg:x="5.298cm" svg:y="7.498cm">
          <text:p text:style-name="P1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8.5cm">
          <text:p text:style-name="P1"><text:span text:style-name="T1">Numéro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9.4cm">
          <text:p text:style-name="P1"><text:span text:style-name="T1">Voi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0.3cm">
          <text:p text:style-name="P1"><text:span text:style-name="T1">Complément d'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1.2cm">
          <text:p text:style-name="P1"><text:span text:style-name="T1">Code posta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5.7cm" svg:height="0.7cm" svg:x="5.5cm" svg:y="12.1cm">
          <text:p text:style-name="P1"><text:span text:style-name="T1">Vill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6.2cm" svg:height="0.7cm" svg:x="5.298cm" svg:y="16.204cm">
          <text:p text:style-name="P1"><text:span text:style-name="T1">Question secrète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" draw:layer="layout" svg:width="0.7cm" svg:height="0.7cm" svg:x="20.8cm" svg:y="16.19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5" draw:text-style-name="P3" draw:layer="layout" svg:width="0.608cm" svg:height="0.468cm" svg:x="20.845cm" svg:y="16.3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0.5cm" svg:height="1.604cm" svg:x="5cm" svg:y="3.537cm">
          <draw:text-box>
            <text:p><text:span text:style-name="T1">- </text:span><text:span text:style-name="T9">informations personnelles</text:span></text:p>
          </draw:text-box>
        </draw:frame>
        <draw:custom-shape draw:style-name="gr13" draw:text-style-name="P4" draw:layer="layout" svg:width="5.5cm" svg:height="2cm" svg:x="7.5cm" svg:y="17.5cm">
          <text:p text:style-name="P3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5cm" svg:height="2cm" svg:x="13.3cm" svg:y="17.5cm">
          <text:p text:style-name="P3"><text:span text:style-name="T1">Sauvegar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4.5cm" svg:height="2.5cm" svg:x="23.5cm" svg:y="0.002cm">
          <text:p text:style-name="P3"><text:span text:style-name="T10">Bienvenue</text:span></text:p>
          <text:p text:style-name="P3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cm" svg:height="1cm" svg:x="23.798cm" svg:y="1.301cm">
          <text:p text:style-name="P3"><text:span text:style-name="T2">Déconnex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cm" svg:x="0.001cm" svg:y="2.45cm">
          <text:p text:style-name="P3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12cm" svg:height="0.962cm" svg:x="5cm" svg:y="3.537cm">
          <draw:text-box>
            <text:p><text:span text:style-name="T1">- </text:span><text:span text:style-name="T9">historique des commandes</text:span></text:p>
          </draw:text-box>
        </draw:frame>
        <draw:frame draw:style-name="gr42" draw:text-style-name="P8" draw:layer="layout" svg:width="12.5cm" svg:height="5.852cm" svg:x="5cm" svg:y="4.998cm">
          <draw:text-box>
            <text:list text:style-name="L1">
              <text:list-item>
                <text:p><text:span text:style-name="T1">Commande du 05/10/12 → .pdf</text:span></text:p>
              </text:list-item>
              <text:list-item>
                <text:p><text:span text:style-name="T1">Commande du 09/10/12 → .pdf</text:span></text:p>
              </text:list-item>
              <text:list-item>
                <text:p><text:span text:style-name="T1">Commande du 15/12/12 → .pdf</text:span></text:p>
              </text:list-item>
              <text:list-item>
                <text:p><text:span text:style-name="T1">Commande du 05/01/13 → .pdf</text:span></text:p>
              </text:list-item>
            </text:list>
          </draw:text-box>
        </draw:fram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4.5cm" svg:height="2.5cm" svg:x="23.5cm" svg:y="0.002cm">
          <text:p text:style-name="P3"><text:span text:style-name="T10">Bienvenue</text:span></text:p>
          <text:p text:style-name="P3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cm" svg:height="1cm" svg:x="23.798cm" svg:y="1.301cm">
          <text:p text:style-name="P3"><text:span text:style-name="T2">Déconnex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custom-shape draw:style-name="gr1" draw:text-style-name="P4" draw:layer="layout" svg:width="28cm" svg:height="2.5cm" svg:x="0.001cm" svg:y="0.001cm">
          <text:p text:style-name="P3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5cm" svg:x="0.001cm" svg:y="2.45cm">
          <text:p text:style-name="P3"><text:span text:style-name="T1">Page de connexion administrateu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cm" svg:height="0.55cm" svg:x="0.002cm" svg:y="20.518cm">
          <text:p text:style-name="P3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6.2cm" svg:height="5cm" svg:x="5.298cm" svg:y="4.499cm">
          <text:p text:style-name="P3"><text:span text:style-name="T1">Vous n'êtes pas connecté !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5cm" svg:height="2.5cm" svg:x="10.498cm" svg:y="5.899cm">
          <text:p text:style-name="P1"><text:span text:style-name="T2">Login :</text:span></text:p>
          <text:p text:style-name="P1"><text:span text:style-name="T2">Password :</text:span></text:p>
          <text:p text:style-name="P1"><text:span text:style-name="T2"/></text:p>
          <text:p text:style-name="P1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cm" svg:height="0.4cm" svg:x="12.498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cm" svg:height="0.4cm" svg:x="13.698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cm" svg:height="0.4cm" svg:x="12.498cm" svg:y="7.198cm">
          <text:p text:style-name="P1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8cm" svg:height="2.5cm" svg:x="0.001cm" svg:y="0.001cm">
          <text:p text:style-name="P1"><text:span text:style-name="T1">Alternative Cuisine </text:span></text:p>
          <text:p text:style-name="P1"><text:span text:style-name="T1">(bandeau de la marque Nesti)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8"/>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.499cm" svg:x="20.5cm" svg:y="0.002cm">
          <text:p text:style-name="P3"><text:span text:style-name="T1"><text:s/></text:span><text:span text:style-name="T1">pa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1cm" svg:height="1.501cm" svg:x="14.5cm" svg:y="0.6cm">
          <text:p text:style-name="P3"><text:span text:style-name="T1"><text:s/></text:span><text:span text:style-name="T1">Recherche : 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4.5cm" svg:height="2.5cm" svg:x="23.5cm" svg:y="0.002cm">
          <text:p text:style-name="P3"><text:span text:style-name="T10">Bienvenue</text:span></text:p>
          <text:p text:style-name="P3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cm" svg:height="1cm" svg:x="23.798cm" svg:y="1.301cm">
          <text:p text:style-name="P3"><text:span text:style-name="T2">Déconnex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custom-shape draw:style-name="gr43" draw:text-style-name="P16" xml:id="id2" draw:id="id2" draw:layer="layout" svg:width="4cm" svg:height="5.2cm" svg:x="23.7cm" svg:y="0.3cm">
          <text:p text:style-name="P1"><text:span text:style-name="T6">Id Recette</text:span></text:p>
          <text:p text:style-name="P1"><text:span text:style-name="T6">Nom</text:span></text:p>
          <text:p text:style-name="P1"><text:span text:style-name="T6">Forme</text:span></text:p>
          <text:p text:style-name="P1"><text:span text:style-name="T6">Prix</text:span></text:p>
          <text:p text:style-name="P1"><text:span text:style-name="T6">Résumé</text:span></text:p>
          <text:p text:style-name="P1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cm" svg:height="1cm" svg:x="23.7cm" svg:y="0.3cm">
          <text:p text:style-name="P3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5" draw:id="id5" draw:layer="layout" svg:width="4.2cm" svg:height="2.65cm" svg:x="13.598cm" svg:y="0.599cm">
          <text:p text:style-name="P1"><text:span text:style-name="T6">Id Tag</text:span></text:p>
          <text:p text:style-name="P1"><text:span text:style-name="T6">Nom Tag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2cm" svg:height="1cm" svg:x="13.598cm" svg:y="0.599cm">
          <text:p text:style-name="P3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6" draw:id="id6" draw:layer="layout" svg:width="4.7cm" svg:height="2.7cm" svg:x="17cm" svg:y="8.999cm">
          <text:p text:style-name="P1"><text:span text:style-name="T6">Id Image</text:span></text:p>
          <text:p text:style-name="P1"><text:span text:style-name="T6">Nom Im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4.7cm" svg:height="1cm" svg:x="17cm" svg:y="8.999cm">
          <text:p text:style-name="P3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8" draw:id="id8" draw:layer="layout" svg:width="4.7cm" svg:height="3.3cm" svg:x="7.5cm" svg:y="8.7cm">
          <text:p text:style-name="P1"><text:span text:style-name="T6">Id </text:span><text:span text:style-name="T11">Ingredient</text:span></text:p>
          <text:p text:style-name="P1"><text:span text:style-name="T6">Nom </text:span><text:span text:style-name="T11">Ingredient</text:span></text:p>
          <text:p text:style-name="P1"><text:span text:style-name="T6">Prix unitair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4.7cm" svg:height="1cm" svg:x="7.5cm" svg:y="8.7cm">
          <text:p text:style-name="P3"><text:span text:style-name="T1">Ingredient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10" draw:id="id10" draw:layer="layout" svg:width="4.3cm" svg:height="3.802cm" svg:x="23.4cm" svg:y="8.498cm">
          <text:p text:style-name="P1"><text:span text:style-name="T6">Id Commande</text:span></text:p>
          <text:p text:style-name="P1"><text:span text:style-name="T6">Date paiement</text:span></text:p>
          <text:p text:style-name="P1"><text:span text:style-name="T6">Montant</text:span></text:p>
          <text:p text:style-name="P1"><text:span text:style-name="T6">E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4" draw:id="id14" draw:layer="layout" svg:width="4.3cm" svg:height="1cm" svg:x="23.4cm" svg:y="8.498cm">
          <text:p text:style-name="P3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.7cm" svg:height="5.7cm" svg:x="23cm" svg:y="15.099cm">
          <text:p text:style-name="P1"><text:span text:style-name="T6">Id Client</text:span></text:p>
          <text:p text:style-name="P1"><text:span text:style-name="T6">Nom Client</text:span></text:p>
          <text:p text:style-name="P1"><text:span text:style-name="T6">Login</text:span></text:p>
          <text:p text:style-name="P1"><text:span text:style-name="T6">Mot de passe</text:span></text:p>
          <text:p text:style-name="P1"><text:span text:style-name="T6">Adresse</text:span></text:p>
          <text:p text:style-name="P1"><text:span text:style-name="T6">Téléphone</text:span></text:p>
          <text:p text:style-name="P1"><text:span text:style-name="T6">RéponseQ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1" draw:id="id11" draw:layer="layout" svg:width="4.7cm" svg:height="1cm" svg:x="23cm" svg:y="15.099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4" draw:id="id4" draw:layer="layout" svg:width="2.9cm" svg:height="1.5cm" svg:x="19.5cm" svg:y="1.199cm">
          <text:p text:style-name="P3"><text:span text:style-name="T5">Réfé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xml:id="id1" draw:id="id1" draw:layer="layout" svg:width="3.2cm" svg:height="1.5cm" svg:x="19.498cm" svg:y="6.199cm">
          <text:p text:style-name="P3"><text:span text:style-name="T5">Illust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xml:id="id9" draw:id="id9" draw:layer="layout" svg:width="3.5cm" svg:height="1.5cm" svg:x="14.3cm" svg:y="13.8cm">
          <text:p text:style-name="P3"><text:span text:style-name="T5">Comprend</text:span></text:p>
          <text:p text:style-name="P3"><text:span text:style-name="T12">Quantit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xml:id="id13" draw:id="id13" draw:layer="layout" svg:width="3cm" svg:height="1.5cm" svg:x="24.098cm" svg:y="6.198cm">
          <text:p text:style-name="P3"><text:span text:style-name="T5">Contient</text:span></text:p>
          <text:p text:style-name="P3"><text:span text:style-name="T12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7" draw:id="id7" draw:layer="layout" svg:width="2.498cm" svg:height="1.3cm" svg:x="13.4cm" svg:y="9.7cm">
          <text:p text:style-name="P3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12" draw:id="id12" draw:layer="layout" svg:width="2.1cm" svg:height="1.5cm" svg:x="24.4cm" svg:y="13cm">
          <text:p text:style-name="P3"><text:span text:style-name="T12">P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line" svg:x1="22.698cm" svg:y1="6.949cm" svg:x2="25.7cm" svg:y2="5.5cm" draw:start-shape="id1" draw:start-glue-point="10" draw:end-shape="id2" draw:end-glue-point="2" svg:d="M22698 6949l3002-1449" svg:viewBox="0 0 3003 1450">
          <text:p/>
        </draw:connector>
        <draw:connector draw:style-name="gr44" draw:text-style-name="P3" draw:layer="layout" draw:type="line" svg:x1="19.498cm" svg:y1="6.949cm" svg:x2="19.35cm" svg:y2="8.999cm" draw:start-shape="id1" draw:start-glue-point="6" draw:end-shape="id3" draw:end-glue-point="0" svg:d="M19498 6949l-148 2050" svg:viewBox="0 0 149 2051">
          <text:p/>
        </draw:connector>
        <draw:connector draw:style-name="gr44" draw:text-style-name="P3" draw:layer="layout" draw:type="line" svg:x1="22.4cm" svg:y1="1.949cm" svg:x2="23.7cm" svg:y2="2.9cm" draw:start-shape="id4" draw:start-glue-point="10" draw:end-shape="id2" svg:d="M22400 1949l1300 951" svg:viewBox="0 0 1301 952">
          <text:p/>
        </draw:connector>
        <draw:connector draw:style-name="gr44" draw:text-style-name="P3" draw:layer="layout" draw:type="line" svg:x1="19.5cm" svg:y1="1.949cm" svg:x2="17.798cm" svg:y2="1.924cm" draw:start-shape="id4" draw:start-glue-point="6" draw:end-shape="id5" draw:end-glue-point="1" svg:d="M19500 1949l-1702-25" svg:viewBox="0 0 1703 26">
          <text:p/>
        </draw:connector>
        <draw:connector draw:style-name="gr44" draw:text-style-name="P3" draw:layer="layout" draw:type="line" svg:x1="17cm" svg:y1="10.349cm" svg:x2="15.898cm" svg:y2="10.35cm" draw:start-shape="id6" draw:start-glue-point="3" draw:end-shape="id7" draw:end-glue-point="10" svg:d="M17000 10349l-1102 1" svg:viewBox="0 0 1103 2">
          <text:p/>
        </draw:connector>
        <draw:connector draw:style-name="gr44" draw:text-style-name="P3" draw:layer="layout" draw:type="line" svg:x1="13.4cm" svg:y1="10.35cm" svg:x2="12.2cm" svg:y2="10.35cm" draw:start-shape="id7" draw:start-glue-point="6" draw:end-shape="id8" draw:end-glue-point="1" svg:d="M13400 10350h-1200" svg:viewBox="0 0 1201 1">
          <text:p/>
        </draw:connector>
        <draw:connector draw:style-name="gr44" draw:text-style-name="P3" draw:layer="layout" draw:type="line" svg:x1="17.8cm" svg:y1="14.55cm" svg:x2="23.4cm" svg:y2="10.399cm" draw:start-shape="id9" draw:start-glue-point="10" draw:end-shape="id10" draw:end-glue-point="3" svg:d="M17800 14550l5600-4151" svg:viewBox="0 0 5601 4152">
          <text:p/>
        </draw:connector>
        <draw:connector draw:style-name="gr44" draw:text-style-name="P3" draw:layer="layout" draw:type="line" svg:x1="9.85cm" svg:y1="12cm" svg:x2="14.3cm" svg:y2="14.55cm" draw:start-shape="id8" draw:start-glue-point="2" draw:end-shape="id9" draw:end-glue-point="6" svg:d="M9850 12000l4450 2550" svg:viewBox="0 0 4451 2551">
          <text:p/>
        </draw:connector>
        <draw:connector draw:style-name="gr44" draw:text-style-name="P3" draw:layer="layout" draw:type="line" svg:x1="25.35cm" svg:y1="15.099cm" svg:x2="25.45cm" svg:y2="14.5cm" draw:start-shape="id11" draw:start-glue-point="0" draw:end-shape="id12" draw:end-glue-point="8" svg:d="M25350 15099l100-599" svg:viewBox="0 0 101 600">
          <text:p/>
        </draw:connector>
        <draw:connector draw:style-name="gr44" draw:text-style-name="P3" draw:layer="layout" draw:type="line" svg:x1="25.45cm" svg:y1="13cm" svg:x2="25.55cm" svg:y2="12.3cm" draw:start-shape="id12" draw:start-glue-point="4" draw:end-shape="id10" draw:end-glue-point="2" svg:d="M25450 13000l100-700" svg:viewBox="0 0 101 701">
          <text:p/>
        </draw:connector>
        <draw:connector draw:style-name="gr44" draw:text-style-name="P3" draw:layer="layout" draw:type="line" svg:x1="25.598cm" svg:y1="7.698cm" svg:x2="25.55cm" svg:y2="8.498cm" draw:start-shape="id13" draw:start-glue-point="8" draw:end-shape="id14" draw:end-glue-point="0" svg:d="M25598 7698l-48 800" svg:viewBox="0 0 49 801">
          <text:p/>
        </draw:connector>
        <draw:connector draw:style-name="gr44" draw:text-style-name="P3" draw:layer="layout" draw:type="line" svg:x1="25.598cm" svg:y1="6.198cm" svg:x2="25.7cm" svg:y2="5.5cm" draw:start-shape="id13" draw:start-glue-point="4" draw:end-shape="id2" draw:end-glue-point="2" svg:d="M25598 6198l102-698" svg:viewBox="0 0 103 699">
          <text:p/>
        </draw:connector>
        <draw:custom-shape draw:style-name="gr13" draw:text-style-name="P19" draw:layer="layout" svg:width="1cm" svg:height="0.5cm" svg:x="19.598cm" svg:y="8.4cm">
          <text:p text:style-name="P3"><text:span text:style-name="T13">0,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cm" svg:height="0.5cm" svg:x="12.298cm" svg:y="10.5cm">
          <text:p text:style-name="P3"><text:span text:style-name="T13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18cm" svg:y="14.55cm">
          <text:p text:style-name="P3"><text:span text:style-name="T13">1,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cm" svg:height="0.5cm" svg:x="17.898cm" svg:y="2.1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0.8cm" svg:height="0.5cm" svg:x="8.9cm" svg:y="8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24.404cm" svg:y="7.851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15.898cm" svg:y="9.699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22.7cm" svg:y="1.7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13.3cm" svg:y="13.95cm">
          <text:p text:style-name="P3"><text:span text:style-name="T13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25.898cm" svg:y="5.6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22.298cm" svg:y="9.949cm">
          <text:p text:style-name="P3"><text:span text:style-name="T13">1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23.998cm" svg:y="14.499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12.5cm" svg:y="2.624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0.9cm" svg:height="0.5cm" svg:x="25.8cm" svg:y="12.399cm">
          <text:p text:style-name="P3"><text:span text:style-name="T13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8.198cm" svg:y="12.199cm">
          <text:p text:style-name="P3"><text:span text:style-name="T13">0,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15" draw:id="id15" draw:layer="layout" svg:width="3.2cm" svg:height="1.5cm" svg:x="8.55cm" svg:y="4.249cm">
          <text:p text:style-name="P3"><text:span text:style-name="T5">Répert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line" svg:x1="13.598cm" svg:y1="1.924cm" svg:x2="10.15cm" svg:y2="4.249cm" draw:start-shape="id5" draw:start-glue-point="3" draw:end-shape="id15" draw:end-glue-point="4" svg:d="M13598 1924l-3448 2325" svg:viewBox="0 0 3449 2326">
          <text:p/>
        </draw:connector>
        <draw:connector draw:style-name="gr44" draw:text-style-name="P3" draw:layer="layout" draw:type="line" svg:x1="10.15cm" svg:y1="5.749cm" svg:x2="9.85cm" svg:y2="8.7cm" draw:start-shape="id15" draw:start-glue-point="8" draw:end-shape="id16" draw:end-glue-point="0" svg:d="M10150 5749l-300 2951" svg:viewBox="0 0 301 2952">
          <text:p/>
        </draw:connector>
        <draw:custom-shape draw:style-name="gr13" draw:text-style-name="P19" draw:layer="layout" svg:width="1cm" svg:height="0.5cm" svg:x="23.798cm" svg:y="5.7cm">
          <text:p text:style-name="P3"><text:span text:style-name="T13">1, 1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.5cm" svg:x="0.5cm" svg:y="0.5cm">
          <text:p text:style-name="P3">MC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xml:id="id19" draw:id="id19" draw:layer="layout" svg:width="4.7cm" svg:height="3.3cm" svg:x="2.1cm" svg:y="16cm">
          <text:p text:style-name="P1"><text:span text:style-name="T6">Id </text:span><text:span text:style-name="T11">Ustensile</text:span></text:p>
          <text:p text:style-name="P1"><text:span text:style-name="T6">Nom </text:span><text:span text:style-name="T11">Ustensile</text:span></text:p>
          <text:p text:style-name="P1"><text:span text:style-name="T6">Prix unitair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8" draw:id="id18" draw:layer="layout" svg:width="4.7cm" svg:height="1cm" svg:x="2.1cm" svg:y="16cm">
          <text:p text:style-name="P3"><text:span text:style-name="T1">Ustensi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0.8cm" svg:height="0.5cm" svg:x="3.2cm" svg:y="15.3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7" draw:id="id17" draw:layer="layout" svg:width="3.2cm" svg:height="1.5cm" svg:x="2.85cm" svg:y="12.749cm">
          <text:p text:style-name="P3"><text:span text:style-name="T5">Répert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line" svg:x1="4.45cm" svg:y1="14.249cm" svg:x2="4.45cm" svg:y2="16cm" draw:start-shape="id17" draw:start-glue-point="8" draw:end-shape="id18" draw:end-glue-point="0" svg:d="M4450 14249v1751" svg:viewBox="0 0 1 1752">
          <text:p/>
        </draw:connector>
        <draw:connector draw:style-name="gr45" draw:text-style-name="P3" draw:layer="layout" svg:x1="4.45cm" svg:y1="12.749cm" svg:x2="13.598cm" svg:y2="1.924cm" draw:start-shape="id17" draw:start-glue-point="4" draw:end-shape="id5" draw:end-glue-point="3" svg:d="M4450 12749v-10825h9148" svg:viewBox="0 0 9149 10826">
          <text:p/>
        </draw:connector>
        <draw:custom-shape draw:style-name="gr13" draw:text-style-name="P19" draw:layer="layout" svg:width="1cm" svg:height="0.5cm" svg:x="12cm" svg:y="1.924cm">
          <text:p text:style-name="P3"><text:span text:style-name="T13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20" draw:id="id20" draw:layer="layout" svg:width="3.5cm" svg:height="1.5cm" svg:x="11.9cm" svg:y="17.801cm">
          <text:p text:style-name="P3"><text:span text:style-name="T5">Comporte</text:span></text:p>
          <text:p text:style-name="P3"><text:span text:style-name="T12">Quantit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line" svg:x1="6.8cm" svg:y1="17.65cm" svg:x2="11.9cm" svg:y2="18.551cm" draw:start-shape="id19" draw:start-glue-point="1" draw:end-shape="id20" draw:end-glue-point="6" svg:d="M6800 17650l5100 901" svg:viewBox="0 0 5101 902">
          <text:p/>
        </draw:connector>
        <draw:custom-shape draw:style-name="gr13" draw:text-style-name="P19" draw:layer="layout" svg:width="1cm" svg:height="0.5cm" svg:x="15.6cm" svg:y="18.551cm">
          <text:p text:style-name="P3"><text:span text:style-name="T13">1,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cm" svg:height="0.5cm" svg:x="10.8cm" svg:y="18.651cm">
          <text:p text:style-name="P3"><text:span text:style-name="T13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cm" svg:height="0.5cm" svg:x="6.998cm" svg:y="16.9cm">
          <text:p text:style-name="P3"><text:span text:style-name="T13">0, n</text:span></text:p>
          <draw:enhanced-geometry svg:viewBox="0 0 21600 21600" draw:type="rectangle" draw:enhanced-path="M 0 0 L 21600 0 21600 21600 0 21600 0 0 Z N"/>
        </draw:custom-shape>
        <draw:connector draw:style-name="gr44" draw:text-style-name="P3" draw:layer="layout" draw:type="line" svg:x1="15.4cm" svg:y1="18.551cm" svg:x2="23.4cm" svg:y2="10.399cm" draw:start-shape="id20" draw:start-glue-point="10" draw:end-shape="id10" draw:end-glue-point="3" svg:d="M15400 18551l8000-8152" svg:viewBox="0 0 8001 8153">
          <text:p/>
        </draw:connector>
        <draw:custom-shape draw:style-name="gr13" draw:text-style-name="P19" draw:layer="layout" svg:width="1cm" svg:height="0.5cm" svg:x="22.4cm" svg:y="11.5cm">
          <text:p text:style-name="P3"><text:span text:style-name="T13">1, 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IBLI BLUBLU</meta:initial-creator>
    <meta:creation-date>2015-01-13T17:19:01.707000000</meta:creation-date>
    <meta:editing-duration>PT17H22M32S</meta:editing-duration>
    <meta:editing-cycles>167</meta:editing-cycles>
    <dc:date>2015-04-26T19:37:49.444000000</dc:date>
    <meta:generator>LibreOffice/4.2.8.2$Windows_x86 LibreOffice_project/48d50dbfc06349262c9d50868e5c1f630a573ebd</meta:generator>
    <dc:creator>BLIBLI BLUBLU</dc:creator>
    <meta:document-statistic meta:object-count="536"/>
  </office:meta>
</office:document-meta>
</file>